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48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7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Traducciones_5f_Complicadas" style:display-name="Traducciones_Complicadas" style:family="table">
      <style:table-properties style:width="17.004cm" fo:margin-left="0cm" fo:margin-right="-0.005cm" table:align="margins" style:writing-mode="lr-tb"/>
    </style:style>
    <style:style style:name="Traducciones_5f_Complicadas.A" style:display-name="Traducciones_Complicadas.A" style:family="table-column">
      <style:table-column-properties style:column-width="1.628cm" style:rel-column-width="923*"/>
    </style:style>
    <style:style style:name="Traducciones_5f_Complicadas.B" style:display-name="Traducciones_Complicadas.B" style:family="table-column">
      <style:table-column-properties style:column-width="5.771cm" style:rel-column-width="3272*"/>
    </style:style>
    <style:style style:name="Traducciones_5f_Complicadas.C" style:display-name="Traducciones_Complicadas.C" style:family="table-column">
      <style:table-column-properties style:column-width="9.604cm" style:rel-column-width="5445*"/>
    </style:style>
    <style:style style:name="Traducciones_5f_Complicadas.A1" style:display-name="Traducciones_Complicadas.A1" style:family="table-cell">
      <style:table-cell-properties fo:padding="0.097cm" fo:border-left="0.002cm solid #000000" fo:border-right="none" fo:border-top="0.002cm solid #000000" fo:border-bottom="0.002cm solid #000000"/>
    </style:style>
    <style:style style:name="Traducciones_5f_Complicadas.C1" style:display-name="Traducciones_Complicadas.C1" style:family="table-cell">
      <style:table-cell-properties fo:padding="0.097cm" fo:border="0.002cm solid #000000"/>
    </style:style>
    <style:style style:name="Traducciones_5f_Complicadas.A2" style:display-name="Traducciones_Complicadas.A2" style:family="table-cell">
      <style:table-cell-properties fo:padding="0.097cm" fo:border-left="0.002cm solid #000000" fo:border-right="none" fo:border-top="none" fo:border-bottom="0.002cm solid #000000"/>
    </style:style>
    <style:style style:name="Traducciones_5f_Complicadas.C2" style:display-name="Traducciones_Complicadas.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4"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5"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6"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7"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8" style:family="paragraph" style:parent-style-name="Table_20_Contents">
      <style:paragraph-properties fo:text-align="justify" style:justify-single-word="false" fo:background-color="transparent" style:shadow="none">
        <style:background-image/>
      </style:paragraph-properties>
    </style:style>
    <style:style style:name="P9" style:family="paragraph" style:parent-style-name="Table_20_Contents">
      <style:paragraph-properties fo:text-align="start" style:justify-single-word="false" fo:background-color="transparent" style:shadow="none">
        <style:background-image/>
      </style:paragraph-properties>
    </style:style>
    <style:style style:name="P10" style:family="paragraph" style:parent-style-name="Table_20_Contents">
      <style:paragraph-properties fo:text-align="justify" style:justify-single-word="false"/>
    </style:style>
    <style:style style:name="P11"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2" style:family="paragraph" style:parent-style-name="WW-Encabezado_20_del_20_índice">
      <style:paragraph-properties fo:margin-top="0.423cm" fo:margin-bottom="0.212cm"/>
    </style:style>
    <style:style style:name="P13" style:family="paragraph" style:parent-style-name="Heading_20_1">
      <style:paragraph-properties fo:break-before="page"/>
    </style:style>
    <style:style style:name="P14"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5" style:family="paragraph" style:parent-style-name="Text_20_body">
      <style:paragraph-properties fo:margin-left="0cm" fo:margin-right="0cm" fo:text-indent="0cm" style:auto-text-indent="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6" style:family="paragraph" style:parent-style-name="Header">
      <style:paragraph-properties fo:text-align="center" style:justify-single-word="false"/>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3"/>
      <text:p text:style-name="P3"/>
      <text:p text:style-name="P3"/>
      <text:p text:style-name="P4"/>
      <text:p text:style-name="P4"/>
      <text:p text:style-name="P3"/>
      <text:p text:style-name="P3"/>
      <text:p text:style-name="P3"/>
      <text:p text:style-name="P3"/>
      <text:p text:style-name="P3"/>
      <text:p text:style-name="P3"/>
      <text:p text:style-name="P3"/>
      <text:p text:style-name="P3"/>
      <text:p text:style-name="P3"/>
      <text:p text:style-name="P3"><text:title>Porqué dos navegadores son mejor que uno</text:title></text:p>
      <text:p text:style-name="P6"><text:subject>Traducción de Textos</text:subject></text:p>
      <text:p text:style-name="P7">Curso 2007/2008</text:p>
      <text:p text:style-name="P5"/>
      <text:p text:style-name="P5"/>
      <text:p text:style-name="P5"/>
      <text:p text:style-name="P5"/>
      <text:p text:style-name="P5"/>
      <text:p text:style-name="P5"/>
      <text:p text:style-name="P5"/>
      <text:p text:style-name="P5"/>
      <table:table table:name="Versiones" table:style-name="Versiones">
        <table:table-column table:style-name="Versiones.A"/>
        <table:table-column table:style-name="Versiones.B"/>
        <table:table-row>
          <table:table-cell table:style-name="Versiones.A1" office:value-type="string">
            <text:p text:style-name="P8">Versión</text:p>
          </table:table-cell>
          <table:table-cell table:style-name="Versiones.B1" office:value-type="string">
            <text:p text:style-name="P10">Cambio</text:p>
          </table:table-cell>
        </table:table-row>
        <table:table-row>
          <table:table-cell table:style-name="Versiones.A2" office:value-type="string">
            <text:p text:style-name="P8"><text:user-defined text:name="Versión">0.9</text:user-defined></text:p>
          </table:table-cell>
          <table:table-cell table:style-name="Versiones.B2" office:value-type="string">
            <text:p text:style-name="P10">Corrigiendo el noveno párrafo.</text:p>
          </table:table-cell>
        </table:table-row>
        <table:table-row>
          <table:table-cell table:style-name="Versiones.A3" office:value-type="string">
            <text:p text:style-name="P9">0.8</text:p>
          </table:table-cell>
          <table:table-cell table:style-name="Versiones.B2" office:value-type="string">
            <text:p text:style-name="P10">Corrigiendo el octavo párrafo.</text:p>
          </table:table-cell>
        </table:table-row>
        <table:table-row>
          <table:table-cell table:style-name="Versiones.A2" office:value-type="string">
            <text:p text:style-name="P9">0.7</text:p>
          </table:table-cell>
          <table:table-cell table:style-name="Versiones.B2" office:value-type="string">
            <text:p text:style-name="P10">Corrigiendo el séptimo párrafo.</text:p>
          </table:table-cell>
        </table:table-row>
      </table:table>
      <text:p text:style-name="P5"/>
      <text:p text:style-name="P11">Autor:</text:p>
      <text:p text:style-name="P11"><text:user-defined text:name="Autor">Rubén Paje del Pino</text:user-defined></text:p>
      <text:p text:style-name="P11"><text:soft-page-break/></text:p>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Índice de contenido</text:p>
          </text:index-title>
          <text:p text:style-name="P17">1. Traducción del texto<text:tab/>3</text:p>
          <text:p text:style-name="P18">1.1 Primer párrafo (corregido el día 9-X-07)<text:tab/>3</text:p>
          <text:p text:style-name="P18">1.2 Segundo párrafo (corregido el día 9-X-07)<text:tab/>3</text:p>
          <text:p text:style-name="P18">1.3 Tercer párrafo (corregido el día 9-X-07)<text:tab/>3</text:p>
          <text:p text:style-name="P18">1.4 Cuarto párrafo (corregido el día 15-X-07)<text:tab/>3</text:p>
          <text:p text:style-name="P18">1.5 Quinto párrafo (corregido el día 15-X-07)<text:tab/>4</text:p>
          <text:p text:style-name="P18">1.6 Sexto párrafo (corregido el día 15-X-07)<text:tab/>4</text:p>
          <text:p text:style-name="P18">1.7 Séptimo párrafo (corregido el día 15-X-07)<text:tab/>4</text:p>
          <text:p text:style-name="P18">1.8 Octavo párrafo (corregido el 16-X-07)<text:tab/>4</text:p>
          <text:p text:style-name="P18">1.9 Noveno párrafo (corregido el 16-X-07)<text:tab/>5</text:p>
          <text:p text:style-name="P17">2. Explicación a algunas de las traducciones más complicadas<text:tab/>5</text:p>
        </text:index-body>
      </text:table-of-content>
      <text:p text:style-name="P12"/>
      <text:section text:style-name="Sect4" text:name="Área2">
        <text:h text:style-name="P13" text:outline-level="1">1. Traducción del texto</text:h>
        <text:h text:style-name="Heading_20_2" text:outline-level="2">1.1 Primer párrafo (corregido el día 9-X-07)</text:h>
        <text:p text:style-name="P5">El recién lanzado Mozilla Firefox 2 puede ser mejor que el nuevo Internet Explorer 7 de Microsoft, pero probablemente querrá utilizar ambos.</text:p>
        <text:p text:style-name="P5">Por Wilson Rothman</text:p>
        <text:p text:style-name="P5"/>
        <text:h text:style-name="P14" text:outline-level="2">1.2 Segundo párrafo (corregido el día 9-X-07)</text:h>
        <text:p text:style-name="P5">Puede que haya oído hablar que los creadores de los dos principales navegadores han lanzado sus últimas versiones totalmente gratuitas, el Internet Explorer 7 de Microsoft y el Firefox 2 de Mozilla, sin llegar a una semana de diferencia. En lo que a características se refiere, la mayoría de los informes de los periódicos han proclamado ya un ganador: Firefox. Si bien el IE7 puede que haya mejorado con respecto a sus versiones anteriores, pero el nuevo Firefox le deja por los suelos. Si bien esto es cierto, explicaremos lo que necesita saber sobre cada uno de ellos y porqué debería tener ambos en el windows instalado en su PC. (Firefox 2 está disponible para los usuarios de Mac, sin embargo Internet Explorer no lo está).</text:p>
        <text:p text:style-name="P5"/>
        <text:h text:style-name="P14" text:outline-level="2">1.3 Tercer párrafo (corregido el día 9-X-07)</text:h>
        <text:p text:style-name="P5">Nuevo aspecto</text:p>
        <text:p text:style-name="P5">Los desarrolladores del Internet Explorer de Microsoft supieron que habían de compartir con Firefox cuyas versiones previas habían tenido éxito, entonces ellos unos elementos clave al diseño que adoptaron para el IE7. Para empezar, la barra de direcciones del navegador ocupa muy poco espacio, dejando más para las páginas web. Los botones más conocidos – actualizar, página de inicio, favoritos e impresión avanzada – están agrupados al iniciar, IE7 no muestra la barra de menú, manteniendo oculta en las opciones avanzadas ya que las personas no tienden a utilizarlo en su uso diario.</text:p>
        <text:h text:style-name="P14" text:outline-level="2">1.4 Cuarto párrafo (corregido el día 15-X-07)</text:h>
        <text:p text:style-name="P5">Pestañas</text:p>
        <text:p text:style-name="P5">IE7 ahora incorpora pestañas para navegar, que han sido esenciales en las versiones anteriores de Firefox. La navegación con pestañas permite abrir múltiples sitios en una única ventana, reduciendo así el desorden de páginas en la pantalla. Esto es una buena intención, pero no creo que sea todo; mi mayor queja concerniente a IE7 y a Firefox cuando hay múltiples sitios se abrían en una única ventana esta tomase el título de la web que se muestra por encima. El resto de las páginas abiertas están básicamente escondidas detrás. Se podrá ver todas las pestañas si se hace click en la ventana, pero se tiene muchas otras ventanas abiertas, puede tomarte un tiempo hasta encontrar la que se quería. Al menos en Firefox 2, si no ve una ventana y accidentalmente la cierra, se puede ir al menú de “pestañas recientemente cerradas” lo que nos permite ponerla otra vez rápidamente.</text:p>
        <text:p text:style-name="P5"/>
        <text:h text:style-name="P14" text:outline-level="2"><text:soft-page-break/>1.5 Quinto párrafo (corregido el día 15-X-07)</text:h>
        <text:p text:style-name="P5">Seguridad</text:p>
        <text:p text:style-name="P5">Mucho más importante que las pestañas son los filtros anti-fraude, que suelen ser de gran ayuda a los internautas menos experimentados. El fraude es utilizar artimañas para capturar la información personal de las personas para hacerlos creer que ellos son una página web – un banco o uno de los favoritos sitios de compras – cuando en realidad estén en otra. Microsoft y Mozilla han creado una base de datos de actualización contínua de sitios fraudulentos conocidos o sospechosos. Ambos navegadores utilizan sus bases de datos para bloquear a los usuarios de que corran peligro. Esta característica es invisible si se navega en sitios seguros, pero el explorador avisará al usuario cuando esté en una página fraudulenta.</text:p>
        <text:p text:style-name="P5"/>
        <text:h text:style-name="P14" text:outline-level="2">1.6 Sexto párrafo (corregido el día 15-X-07)</text:h>
        <text:p text:style-name="P5">Búsqueda</text:p>
        <text:p text:style-name="P5">En la barra de navegación de IE7 tiene un recuadro de búsqueda, y como en las anteriores versiones de Firefox, se puede elegir entre un gran número de motores de búsqueda o en páginas específicas. Ambos navegadores han hecho esto para reducir su dependencia de las barras de herramientas de Google y Yahoo!, que puede estar bien pero ocupan mucho espacio. Firefox 2 actualmente ha copiado una utilidad muy interesante de la barra de herramientas de Google. Cuando tú empiezas a escribir términos para tu búsqueda, Firefox se anticipa a tu intención. Por ejemplo, si tú escribes “c-a-f”, Firefox añade la “é” y otras sugerencias como “cafetera” y “cafetería” y otros términos para afinar la búsqueda. Esta utilidad supone un gran avance frente a IE7, pero Microsoft tiene un truco para buscar que Firefox no tiene: si se quisiera añadir un motor de búsqueda en la barra de herramientas, Firefox redirige a una página que sólo algunos con unos poco años de estudios en informática pueden entender. Por el contrario, Microsoft, te da unas claras instrucciones en pocos pasos. En pocos segundos se puede añadir Froogle siguiendo estas explicaciones, el sitio web de comparativas de productos de Google, a la lista de motores de búsqueda de IE7.</text:p>
        <text:p text:style-name="P5"/>
        <text:h text:style-name="P14" text:outline-level="2">1.7 Séptimo párrafo (corregido el día 15-X-07)</text:h>
        <text:p text:style-name="P5">Marcadores dinámicos de noticias</text:p>
        <text:p text:style-name="P5">En los últimos años, la forma mejor y más rápida ha sido a través de los lectores RSS, pequeños programas o sitios que sacan los últimos titulares de una lista específica de fuentes de noticias (como por ejemplo el artefacto de la semana de Time.com). Cuando se visita un sitio de noticias, los dos nuevos navegadores te rápidamente añadir listas de titulares constantemente actualizadas desde su propio menú o marcador con uno o dos clicks. Firefox permite una opción adicional: permite añadir tus propias web RSS personalizadas de Bloglines, Google Reader o mi Yahoo!</text:p>
        <text:p text:style-name="P5"/>
        <text:h text:style-name="P14" text:outline-level="2">1.8 Octavo párrafo (corregido el 16-X-07)</text:h>
        <text:p text:style-name="P5">Trucos de Firefox</text:p>
        <text:p text:style-name="P5">Quizás la mejor característica tiene el poco expresivo nombre de “restauración de sesión”. Si <text:soft-page-break/>se tiene muchos sitios web abiertos, pero se apaga el ordenador (quizás porque se bloquee el ordenador, o instalando software que necesita reiniciar), Firefox recuerda las páginas que estaban abiertas y las recupera. Firefox también incorpora un nuevo corrector ortográfico inteligente. Si se fuera a escribir un correo electrónico, una entrada en un blog o un comentario en un formulario electrónico, subrayará en rojo las palabras dudosas. Con sólo pulsar el botón derecho del ratón sobre ellas se puede ver las palabras que sugiere escritas correctamente. Paradójicamente, justo como hace Word de Microsoft. Esta utilidad funcionó en Hotmail, pero no en la web de correo de AIM. Los de Mozilla dicen que es responsabilidad de los administradores de los sitios web si habilitan o deshabilitan esta característica.</text:p>
        <text:p text:style-name="P5"/>
        <text:h text:style-name="P14" text:outline-level="2">1.9 Noveno párrafo (corregido el 16-X-07)</text:h>
        <text:p text:style-name="P5">Necesario utilizar Explorer</text:p>
        <text:p text:style-name="P5">Una ventaja más de tener IE7 a mano es que como es el navegador dominante, los programadores suelen hacer sitios que se ven mejor en IE7 o incluso que sólo se ven en él. El más claro ejemplo de esto es Kodak EasyShare Gallery (kodakgallery.com). Se puede hacer todo lo que se quiera hacer en dicho sitio con el navegador que se quiera utilizar, pero si se tiene 120 fotografías desde una cámara de 5 megapíxeles, la forma más fácil de subir las fotos es con el descarado nombre “fácil subida con Internet Explorer”. Dudo que este sea un caso de confabulación – hay otros ejemplos de este tipo de parcialidades en toda la Red – pero es una razón válida para tener a mano IE7, incluso si se piensa utilizar Firefox 2 la mayoría del tiempo</text:p>
        <text:p text:style-name="P5"/>
        <text:p text:style-name="P5">Se puede descargar Firefox 2 para Windows, Mac OS y Linux desde getfirefox.com. Se puede descargar IE7 para Windows (únicamente) de <text:a xlink:type="simple" xlink:href="http://www.microsoft.com/ie">www.microsoft.com/ie</text:a></text:p>
        <text:p text:style-name="P15"><text:s/></text:p>
        <text:p text:style-name="P5"/>
        <text:h text:style-name="Heading_20_1" text:outline-level="1">2. Explicación a algunas de las traducciones más complicadas</text:h>
        <text:p text:style-name="Text_20_body"/>
        <table:table table:name="Traducciones_Complicadas" table:style-name="Traducciones_5f_Complicadas">
          <table:table-column table:style-name="Traducciones_5f_Complicadas.A"/>
          <table:table-column table:style-name="Traducciones_5f_Complicadas.B"/>
          <table:table-column table:style-name="Traducciones_5f_Complicadas.C"/>
          <table:table-header-rows>
            <table:table-row>
              <table:table-cell table:style-name="Traducciones_5f_Complicadas.A1" office:value-type="string">
                <text:p text:style-name="Table_20_Heading">Párrafo</text:p>
              </table:table-cell>
              <table:table-cell table:style-name="Traducciones_5f_Complicadas.A1" office:value-type="string">
                <text:p text:style-name="Table_20_Heading">Oraciones</text:p>
              </table:table-cell>
              <table:table-cell table:style-name="Traducciones_5f_Complicadas.C1" office:value-type="string">
                <text:p text:style-name="Table_20_Heading">Explicación de la traducción</text:p>
              </table:table-cell>
            </table:table-row>
          </table:table-header-rows>
          <table:table-row>
            <table:table-cell table:style-name="Traducciones_5f_Complicadas.A2" office:value-type="string">
              <text:p text:style-name="Table_20_Contents">2</text:p>
            </table:table-cell>
            <table:table-cell table:style-name="Traducciones_5f_Complicadas.A2" office:value-type="string">
              <text:p text:style-name="Table_20_Contents">By now you may have heard</text:p>
            </table:table-cell>
            <table:table-cell table:style-name="Traducciones_5f_Complicadas.C2" office:value-type="string">
              <text:p text:style-name="Table_20_Contents">Puede que haya oído</text:p>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 winner: the long-waited ... new Firefox leaves it in the dust.</text:p>
            </table:table-cell>
            <table:table-cell table:style-name="Traducciones_5f_Complicadas.C2" office:value-type="string">
              <text:p text:style-name="Table_20_Contents">Firefox. Si bien el IE7 puede que haya mejorado ...</text:p>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What that's mainly true, here's what you</text:p>
            </table:table-cell>
            <table:table-cell table:style-name="Traducciones_5f_Complicadas.C2" office:value-type="string">
              <text:p text:style-name="Table_20_Contents">Si bien esto es cierto, explicaremos lo que</text:p>
            </table:table-cell>
          </table:table-row>
          <table:table-row>
            <table:table-cell table:style-name="Traducciones_5f_Complicadas.A2" office:value-type="string">
              <text:p text:style-name="Table_20_Contents">3</text:p>
            </table:table-cell>
            <table:table-cell table:style-name="Traducciones_5f_Complicadas.A2" office:value-type="string">
              <text:p text:style-name="Table_20_Contents">they were up against ...</text:p>
            </table:table-cell>
            <table:table-cell table:style-name="Traducciones_5f_Complicadas.C2" office:value-type="string">
              <text:p text:style-name="Table_20_Contents">ellos tenían que competir con ...</text:p>
            </table:table-cell>
          </table:table-row>
          <table:table-row>
            <table:table-cell table:style-name="Traducciones_5f_Complicadas.A2" office:value-type="string">
              <text:p text:style-name="Table_20_Contents">3</text:p>
            </table:table-cell>
            <table:table-cell table:style-name="Traducciones_5f_Complicadas.A2" office:value-type="string">
              <text:p text:style-name="Table_20_Contents">The familiar buttons</text:p>
            </table:table-cell>
            <table:table-cell table:style-name="Traducciones_5f_Complicadas.C2" office:value-type="string">
              <text:p text:style-name="Table_20_Contents">Los botones más conocidos</text:p>
            </table:table-cell>
          </table:table-row>
          <table:table-row>
            <table:table-cell table:style-name="Traducciones_5f_Complicadas.A2" office:value-type="string">
              <text:p text:style-name="Table_20_Contents">3</text:p>
            </table:table-cell>
            <table:table-cell table:style-name="Traducciones_5f_Complicadas.A2" office:value-type="string">
              <text:p text:style-name="Table_20_Contents">are all nestled in</text:p>
            </table:table-cell>
            <table:table-cell table:style-name="Traducciones_5f_Complicadas.C2" office:value-type="string">
              <text:p text:style-name="Table_20_Contents">están agrupados</text:p>
            </table:table-cell>
          </table:table-row>
          <table:table-row>
            <table:table-cell table:style-name="Traducciones_5f_Complicadas.A2" office:value-type="string">
              <text:p text:style-name="Table_20_Contents">3</text:p>
            </table:table-cell>
            <table:table-cell table:style-name="Traducciones_5f_Complicadas.A2" office:value-type="string">
              <text:p text:style-name="Table_20_Contents">but when you start it up</text:p>
            </table:table-cell>
            <table:table-cell table:style-name="Traducciones_5f_Complicadas.C2" office:value-type="string">
              <text:p text:style-name="Table_20_Contents">al iniciar</text:p>
            </table:table-cell>
          </table:table-row>
          <table:table-row>
            <table:table-cell table:style-name="Traducciones_5f_Complicadas.A2" office:value-type="string">
              <text:p text:style-name="Table_20_Contents">3</text:p>
            </table:table-cell>
            <table:table-cell table:style-name="Traducciones_5f_Complicadas.A2" office:value-type="string">
              <text:p text:style-name="Table_20_Contents">.. doesn't display ...</text:p>
            </table:table-cell>
            <table:table-cell table:style-name="Traducciones_5f_Complicadas.C2" office:value-type="string">
              <text:p text:style-name="Table_20_Contents">no muestra</text:p>
            </table:table-cell>
          </table:table-row>
          <text:soft-page-break/>
          <table:table-row>
            <table:table-cell table:style-name="Traducciones_5f_Complicadas.A2" office:value-type="string">
              <text:p text:style-name="Table_20_Contents">4</text:p>
            </table:table-cell>
            <table:table-cell table:style-name="Traducciones_5f_Complicadas.A2" office:value-type="string">
              <text:p text:style-name="Table_20_Contents">It's well intended,</text:p>
            </table:table-cell>
            <table:table-cell table:style-name="Traducciones_5f_Complicadas.C2" office:value-type="string">
              <text:p text:style-name="Table_20_Contents">Esta es una buena intención (transposición).</text:p>
            </table:table-cell>
          </table:table-row>
          <table:table-row>
            <table:table-cell table:style-name="Traducciones_5f_Complicadas.A2" office:value-type="string">
              <text:p text:style-name="Table_20_Contents">4</text:p>
            </table:table-cell>
            <table:table-cell table:style-name="Traducciones_5f_Complicadas.A2" office:value-type="string">
              <text:p text:style-name="Table_20_Contents">but I don't really think it's all that</text:p>
            </table:table-cell>
            <table:table-cell table:style-name="Traducciones_5f_Complicadas.C2" office:value-type="string">
              <text:p text:style-name="Table_20_Contents">pero no es para tanto (frase hecha, modulación de tipo equivalencia)</text:p>
            </table:table-cell>
          </table:table-row>
          <table:table-row>
            <table:table-cell table:style-name="Traducciones_5f_Complicadas.A2" office:value-type="string">
              <text:p text:style-name="Table_20_Contents">4</text:p>
            </table:table-cell>
            <table:table-cell table:style-name="Traducciones_5f_Complicadas.A2" office:value-type="string">
              <text:p text:style-name="Table_20_Contents">to both IE7 and Firefox</text:p>
            </table:table-cell>
            <table:table-cell table:style-name="Traducciones_5f_Complicadas.C2" office:value-type="string">
              <text:p text:style-name="Table_20_Contents">concerniente a IE7 y a Firefox</text:p>
            </table:table-cell>
          </table:table-row>
          <table:table-row>
            <table:table-cell table:style-name="Traducciones_5f_Complicadas.A2" office:value-type="string">
              <text:p text:style-name="Table_20_Contents">4</text:p>
            </table:table-cell>
            <table:table-cell table:style-name="Traducciones_5f_Complicadas.A2" office:value-type="string">
              <text:p text:style-name="Table_20_Contents">and pull it back quick</text:p>
            </table:table-cell>
            <table:table-cell table:style-name="Traducciones_5f_Complicadas.C2" office:value-type="string">
              <text:p text:style-name="Table_20_Contents">lo que nos permite ponerla otra vez rapidamente</text:p>
            </table:table-cell>
          </table:table-row>
          <table:table-row>
            <table:table-cell table:style-name="Traducciones_5f_Complicadas.A2" office:value-type="string">
              <text:p text:style-name="Table_20_Contents">5</text:p>
            </table:table-cell>
            <table:table-cell table:style-name="Traducciones_5f_Complicadas.A2" office:value-type="string">
              <text:p text:style-name="Table_20_Contents">Phising filters are more crucial,</text:p>
            </table:table-cell>
            <table:table-cell table:style-name="Traducciones_5f_Complicadas.C2" office:value-type="string">
              <text:p text:style-name="Table_20_Contents">Mucho más importante que las pestañas son los filtros anti-fraude (uniendo este párrafo con el anterior)</text:p>
            </table:table-cell>
          </table:table-row>
          <table:table-row>
            <table:table-cell table:style-name="Traducciones_5f_Complicadas.A2" office:value-type="string">
              <text:p text:style-name="Table_20_Contents">5</text:p>
            </table:table-cell>
            <table:table-cell table:style-name="Traducciones_5f_Complicadas.A2" office:value-type="string">
              <text:p text:style-name="Table_20_Contents">and tend to be a great help</text:p>
            </table:table-cell>
            <table:table-cell table:style-name="Traducciones_5f_Complicadas.C2" office:value-type="string">
              <text:p text:style-name="Table_20_Contents">que suelen ser de gran ayuda</text:p>
            </table:table-cell>
          </table:table-row>
          <table:table-row>
            <table:table-cell table:style-name="Traducciones_5f_Complicadas.A2" office:value-type="string">
              <text:p text:style-name="Table_20_Contents">5</text:p>
            </table:table-cell>
            <table:table-cell table:style-name="Traducciones_5f_Complicadas.A2" office:value-type="string">
              <text:p text:style-name="Table_20_Contents">the malicious art</text:p>
            </table:table-cell>
            <table:table-cell table:style-name="Traducciones_5f_Complicadas.C2" office:value-type="string">
              <text:p text:style-name="Table_20_Contents">malas artes | utilizar artimañas</text:p>
            </table:table-cell>
          </table:table-row>
          <table:table-row>
            <table:table-cell table:style-name="Traducciones_5f_Complicadas.A2" office:value-type="string">
              <text:p text:style-name="Table_20_Contents">5</text:p>
            </table:table-cell>
            <table:table-cell table:style-name="Traducciones_5f_Complicadas.A2" office:value-type="string">
              <text:p text:style-name="Table_20_Contents">when they're really at another</text:p>
            </table:table-cell>
            <table:table-cell table:style-name="Traducciones_5f_Complicadas.C2" office:value-type="string">
              <text:p text:style-name="Table_20_Contents">cuando en realidad estén en otra</text:p>
            </table:table-cell>
          </table:table-row>
          <table:table-row>
            <table:table-cell table:style-name="Traducciones_5f_Complicadas.A2" office:value-type="string">
              <text:p text:style-name="Table_20_Contents">5</text:p>
            </table:table-cell>
            <table:table-cell table:style-name="Traducciones_5f_Complicadas.A2" office:value-type="string">
              <text:p text:style-name="Table_20_Contents">from surfing into danger</text:p>
            </table:table-cell>
            <table:table-cell table:style-name="Traducciones_5f_Complicadas.C2" office:value-type="string">
              <text:p text:style-name="Table_20_Contents">corran peligros</text:p>
            </table:table-cell>
          </table:table-row>
          <table:table-row>
            <table:table-cell table:style-name="Traducciones_5f_Complicadas.A2" office:value-type="string">
              <text:p text:style-name="Table_20_Contents">5</text:p>
            </table:table-cell>
            <table:table-cell table:style-name="Traducciones_5f_Complicadas.A2" office:value-type="string">
              <text:p text:style-name="Table_20_Contents">when you land on a phising website, the browser will alert you</text:p>
            </table:table-cell>
            <table:table-cell table:style-name="Traducciones_5f_Complicadas.C2" office:value-type="string">
              <text:p text:style-name="Table_20_Contents">pero el navegador avisará al usuario cuando esté en una página fraudulenta</text:p>
            </table:table-cell>
          </table:table-row>
          <table:table-row>
            <table:table-cell table:style-name="Traducciones_5f_Complicadas.A2" office:value-type="string">
              <text:p text:style-name="Table_20_Contents">6</text:p>
            </table:table-cell>
            <table:table-cell table:style-name="Traducciones_5f_Complicadas.A2" office:value-type="string">
              <text:p text:style-name="Table_20_Contents">IE7 has a search box in its navigation bar</text:p>
            </table:table-cell>
            <table:table-cell table:style-name="Traducciones_5f_Complicadas.C2" office:value-type="string">
              <text:p text:style-name="Table_20_Contents">En la barra de navegación de IE7 tiene un recuadro de búsqueda</text:p>
            </table:table-cell>
          </table:table-row>
          <table:table-row>
            <table:table-cell table:style-name="Traducciones_5f_Complicadas.A2" office:value-type="string">
              <text:p text:style-name="Table_20_Contents">6</text:p>
            </table:table-cell>
            <table:table-cell table:style-name="Traducciones_5f_Complicadas.A2" office:value-type="string">
              <text:p text:style-name="Table_20_Contents">retailers</text:p>
            </table:table-cell>
            <table:table-cell table:style-name="Traducciones_5f_Complicadas.C2" office:value-type="string">
              <text:p text:style-name="Table_20_Contents">páginas específicas</text:p>
            </table:table-cell>
          </table:table-row>
          <table:table-row>
            <table:table-cell table:style-name="Traducciones_5f_Complicadas.A2" office:value-type="string">
              <text:p text:style-name="Table_20_Contents">6</text:p>
            </table:table-cell>
            <table:table-cell table:style-name="Traducciones_5f_Complicadas.A2" office:value-type="string">
              <text:p text:style-name="Table_20_Contents">borrowed a cool effect</text:p>
            </table:table-cell>
            <table:table-cell table:style-name="Traducciones_5f_Complicadas.C2" office:value-type="string">
              <text:p text:style-name="Table_20_Contents">ha copiado una utilidad muy interesante</text:p>
            </table:table-cell>
          </table:table-row>
          <table:table-row>
            <table:table-cell table:style-name="Traducciones_5f_Complicadas.A2" office:value-type="string">
              <text:p text:style-name="Table_20_Contents">6</text:p>
            </table:table-cell>
            <table:table-cell table:style-name="Traducciones_5f_Complicadas.A2" office:value-type="string">
              <text:p text:style-name="Table_20_Contents">“c-o-f-f”</text:p>
            </table:table-cell>
            <table:table-cell table:style-name="Traducciones_5f_Complicadas.C2" office:value-type="string">
              <text:p text:style-name="Table_20_Contents">“c-a-f” (el ejemplo se ha clarificado con dos ejemplos en español con café, cafetera y cafetería)</text:p>
            </table:table-cell>
          </table:table-row>
          <table:table-row>
            <table:table-cell table:style-name="Traducciones_5f_Complicadas.A2" office:value-type="string">
              <text:p text:style-name="Table_20_Contents">6</text:p>
            </table:table-cell>
            <table:table-cell table:style-name="Traducciones_5f_Complicadas.A2" office:value-type="string">
              <text:p text:style-name="Table_20_Contents">It's a great one-up on IE7</text:p>
            </table:table-cell>
            <table:table-cell table:style-name="Traducciones_5f_Complicadas.C2" office:value-type="string">
              <text:p text:style-name="Table_20_Contents">Esta utilidad supone un gran avance frente a IE7 (uniendo con la frase anterior)</text:p>
            </table:table-cell>
          </table:table-row>
          <table:table-row>
            <table:table-cell table:style-name="Traducciones_5f_Complicadas.A2" office:value-type="string">
              <text:p text:style-name="Table_20_Contents">6</text:p>
            </table:table-cell>
            <table:table-cell table:style-name="Traducciones_5f_Complicadas.A2" office:value-type="string">
              <text:p text:style-name="Table_20_Contents">Microsoft, on the other hand</text:p>
            </table:table-cell>
            <table:table-cell table:style-name="Traducciones_5f_Complicadas.C2" office:value-type="string">
              <text:p text:style-name="Table_20_Contents">Por el contrario, Microsoft</text:p>
            </table:table-cell>
          </table:table-row>
          <table:table-row>
            <table:table-cell table:style-name="Traducciones_5f_Complicadas.A2" office:value-type="string">
              <text:p text:style-name="Table_20_Contents">6</text:p>
            </table:table-cell>
            <table:table-cell table:style-name="Traducciones_5f_Complicadas.A2" office:value-type="string">
              <text:p text:style-name="Table_20_Contents">In seconds, I added Froogle, </text:p>
            </table:table-cell>
            <table:table-cell table:style-name="Traducciones_5f_Complicadas.C2" office:value-type="string">
              <text:p text:style-name="Table_20_Contents">En pocos segundos pude añadir Froogle siguiendo estas explicaciones (utilizando una explicitación)</text:p>
            </table:table-cell>
          </table:table-row>
          <table:table-row>
            <table:table-cell table:style-name="Traducciones_5f_Complicadas.A2" office:value-type="string">
              <text:p text:style-name="Table_20_Contents">6</text:p>
            </table:table-cell>
            <table:table-cell table:style-name="Traducciones_5f_Complicadas.A2" office:value-type="string">
              <text:p text:style-name="Table_20_Contents">web-shopping comparison site</text:p>
            </table:table-cell>
            <table:table-cell table:style-name="Traducciones_5f_Complicadas.C2" office:value-type="string">
              <text:p text:style-name="Table_20_Contents">sitio web de comparativa de productos</text:p>
            </table:table-cell>
          </table:table-row>
          <table:table-row>
            <table:table-cell table:style-name="Traducciones_5f_Complicadas.A2" office:value-type="string">
              <text:p text:style-name="Table_20_Contents">7</text:p>
            </table:table-cell>
            <table:table-cell table:style-name="Traducciones_5f_Complicadas.A2" office:value-type="string">
              <text:p text:style-name="Table_20_Contents">For a few years,</text:p>
            </table:table-cell>
            <table:table-cell table:style-name="Traducciones_5f_Complicadas.C2" office:value-type="string">
              <text:p text:style-name="Table_20_Contents">En los últimos años,</text:p>
            </table:table-cell>
          </table:table-row>
          <table:table-row>
            <table:table-cell table:style-name="Traducciones_5f_Complicadas.A2" office:value-type="string">
              <text:p text:style-name="Table_20_Contents">7</text:p>
            </table:table-cell>
            <table:table-cell table:style-name="Traducciones_5f_Complicadas.A2" office:value-type="string">
              <text:p text:style-name="Table_20_Contents">the gest way to get news fast</text:p>
            </table:table-cell>
            <table:table-cell table:style-name="Traducciones_5f_Complicadas.C2" office:value-type="string">
              <text:p text:style-name="Table_20_Contents">la forma mejor y más rápida de obtener noticias</text:p>
            </table:table-cell>
          </table:table-row>
          <table:table-row>
            <table:table-cell table:style-name="Traducciones_5f_Complicadas.A2" office:value-type="string">
              <text:p text:style-name="Table_20_Contents">7</text:p>
            </table:table-cell>
            <table:table-cell table:style-name="Traducciones_5f_Complicadas.A2" office:value-type="string">
              <text:p text:style-name="Table_20_Contents">gadget</text:p>
            </table:table-cell>
            <table:table-cell table:style-name="Traducciones_5f_Complicadas.C2" office:value-type="string">
              <text:p text:style-name="Table_20_Contents">artefacto</text:p>
            </table:table-cell>
          </table:table-row>
          <table:table-row>
            <table:table-cell table:style-name="Traducciones_5f_Complicadas.A2" office:value-type="string">
              <text:p text:style-name="Table_20_Contents">8</text:p>
            </table:table-cell>
            <table:table-cell table:style-name="Traducciones_5f_Complicadas.A2" office:value-type="string">
              <text:p text:style-name="Table_20_Contents">the boring title</text:p>
            </table:table-cell>
            <table:table-cell table:style-name="Traducciones_5f_Complicadas.C2" office:value-type="string">
              <text:p text:style-name="Table_20_Contents">poco expresivo nombre</text:p>
            </table:table-cell>
          </table:table-row>
          <table:table-row>
            <table:table-cell table:style-name="Traducciones_5f_Complicadas.A2" office:value-type="string">
              <text:p text:style-name="Table_20_Contents">8</text:p>
            </table:table-cell>
            <table:table-cell table:style-name="Traducciones_5f_Complicadas.A2" office:value-type="string">
              <text:p text:style-name="Table_20_Contents">unexpectedly have to shut down</text:p>
            </table:table-cell>
            <table:table-cell table:style-name="Traducciones_5f_Complicadas.C2" office:value-type="string">
              <text:p text:style-name="Table_20_Contents">se apaga el ordenador</text:p>
            </table:table-cell>
          </table:table-row>
          <table:table-row>
            <table:table-cell table:style-name="Traducciones_5f_Complicadas.A2" office:value-type="string">
              <text:p text:style-name="Table_20_Contents">8</text:p>
            </table:table-cell>
            <table:table-cell table:style-name="Traducciones_5f_Complicadas.A2" office:value-type="string">
              <text:p text:style-name="Table_20_Contents">goes right back to them</text:p>
            </table:table-cell>
            <table:table-cell table:style-name="Traducciones_5f_Complicadas.C2" office:value-type="string">
              <text:p text:style-name="Table_20_Contents">las recupera</text:p>
            </table:table-cell>
          </table:table-row>
          <table:table-row>
            <table:table-cell table:style-name="Traducciones_5f_Complicadas.A2" office:value-type="string">
              <text:p text:style-name="Table_20_Contents">8</text:p>
            </table:table-cell>
            <table:table-cell table:style-name="Traducciones_5f_Complicadas.A2" office:value-type="string">
              <text:p text:style-name="Table_20_Contents">Right-click</text:p>
            </table:table-cell>
            <table:table-cell table:style-name="Traducciones_5f_Complicadas.C2" office:value-type="string">
              <text:p text:style-name="Table_20_Contents">Con sólo pulsar el botón derecho del ratón</text:p>
            </table:table-cell>
          </table:table-row>
          <table:table-row>
            <table:table-cell table:style-name="Traducciones_5f_Complicadas.A2" office:value-type="string">
              <text:p text:style-name="Table_20_Contents">8</text:p>
            </table:table-cell>
            <table:table-cell table:style-name="Traducciones_5f_Complicadas.A2" office:value-type="string">
              <text:p text:style-name="Table_20_Contents">the words to see correctly spelled suggestion</text:p>
            </table:table-cell>
            <table:table-cell table:style-name="Traducciones_5f_Complicadas.C2" office:value-type="string">
              <text:p text:style-name="Table_20_Contents">las palabras que sugiere escritas correctamente</text:p>
            </table:table-cell>
          </table:table-row>
          <table:table-row>
            <table:table-cell table:style-name="Traducciones_5f_Complicadas.A2" office:value-type="string">
              <text:p text:style-name="Table_20_Contents">8</text:p>
            </table:table-cell>
            <table:table-cell table:style-name="Traducciones_5f_Complicadas.A2" office:value-type="string">
              <text:p text:style-name="Table_20_Contents">Ironically</text:p>
            </table:table-cell>
            <table:table-cell table:style-name="Traducciones_5f_Complicadas.C2" office:value-type="string">
              <text:p text:style-name="Table_20_Contents">Paradójicamente</text:p>
            </table:table-cell>
          </table:table-row>
          <text:soft-page-break/>
          <table:table-row>
            <table:table-cell table:style-name="Traducciones_5f_Complicadas.A2" office:value-type="string">
              <text:p text:style-name="Table_20_Contents">8</text:p>
            </table:table-cell>
            <table:table-cell table:style-name="Traducciones_5f_Complicadas.A2" office:value-type="string">
              <text:p text:style-name="Table_20_Contents">It</text:p>
            </table:table-cell>
            <table:table-cell table:style-name="Traducciones_5f_Complicadas.C2" office:value-type="string">
              <text:p text:style-name="Table_20_Contents">Esta utilidad (explicando mejor la frase)</text:p>
            </table:table-cell>
          </table:table-row>
          <table:table-row>
            <table:table-cell table:style-name="Traducciones_5f_Complicadas.A2" office:value-type="string">
              <text:p text:style-name="Table_20_Contents">8</text:p>
            </table:table-cell>
            <table:table-cell table:style-name="Traducciones_5f_Complicadas.A2" office:value-type="string">
              <text:p text:style-name="Table_20_Contents">Mozilla</text:p>
            </table:table-cell>
            <table:table-cell table:style-name="Traducciones_5f_Complicadas.C2" office:value-type="string">
              <text:p text:style-name="Table_20_Contents">Los de Mozilla</text:p>
            </table:table-cell>
          </table:table-row>
          <table:table-row>
            <table:table-cell table:style-name="Traducciones_5f_Complicadas.A2" office:value-type="string">
              <text:p text:style-name="Table_20_Contents">8</text:p>
            </table:table-cell>
            <table:table-cell table:style-name="Traducciones_5f_Complicadas.A2" office:value-type="string">
              <text:p text:style-name="Table_20_Contents">its up to webmasters to enable or disable the feature.</text:p>
            </table:table-cell>
            <table:table-cell table:style-name="Traducciones_5f_Complicadas.C2" office:value-type="string">
              <text:p text:style-name="Table_20_Contents">es responsabilidad de los administradores de sitios web si habilitan o deshabilitan esta característica.</text:p>
            </table:table-cell>
          </table:table-row>
          <table:table-row>
            <table:table-cell table:style-name="Traducciones_5f_Complicadas.A2" office:value-type="string">
              <text:p text:style-name="Table_20_Contents">9</text:p>
            </table:table-cell>
            <table:table-cell table:style-name="Traducciones_5f_Complicadas.A2" office:value-type="string">
              <text:p text:style-name="Table_20_Contents">There's still an advantage to having IE7 handy, mainly because, as the dominant browser, programmers occasionally build sites </text:p>
            </table:table-cell>
            <table:table-cell table:style-name="Traducciones_5f_Complicadas.C2" office:value-type="string">
              <text:p text:style-name="Table_20_Contents">Una ventaja más de tener IE7 a mano es que como es el navegador dominante, los programadores suelen hacer sitios</text:p>
            </table:table-cell>
          </table:table-row>
          <table:table-row>
            <table:table-cell table:style-name="Traducciones_5f_Complicadas.A2" office:value-type="string">
              <text:p text:style-name="Table_20_Contents">9</text:p>
            </table:table-cell>
            <table:table-cell table:style-name="Traducciones_5f_Complicadas.A2" office:value-type="string">
              <text:p text:style-name="Table_20_Contents">The best example is</text:p>
            </table:table-cell>
            <table:table-cell table:style-name="Traducciones_5f_Complicadas.C2" office:value-type="string">
              <text:p text:style-name="Table_20_Contents">El más claro ejemplo de esto es</text:p>
            </table:table-cell>
          </table:table-row>
          <table:table-row>
            <table:table-cell table:style-name="Traducciones_5f_Complicadas.A2" office:value-type="string">
              <text:p text:style-name="Table_20_Contents">9</text:p>
            </table:table-cell>
            <table:table-cell table:style-name="Traducciones_5f_Complicadas.A2" office:value-type="string">
              <text:p text:style-name="Table_20_Contents">the blatantly named</text:p>
            </table:table-cell>
            <table:table-cell table:style-name="Traducciones_5f_Complicadas.C2" office:value-type="string">
              <text:p text:style-name="Table_20_Contents">descarado nombre</text:p>
            </table:table-cell>
          </table:table-row>
          <table:table-row>
            <table:table-cell table:style-name="Traducciones_5f_Complicadas.A2" office:value-type="string">
              <text:p text:style-name="Table_20_Contents">9</text:p>
            </table:table-cell>
            <table:table-cell table:style-name="Traducciones_5f_Complicadas.A2" office:value-type="string">
              <text:p text:style-name="Table_20_Contents">I doubt it's a case of collusion</text:p>
            </table:table-cell>
            <table:table-cell table:style-name="Traducciones_5f_Complicadas.C2" office:value-type="string">
              <text:p text:style-name="Table_20_Contents">Dudo que este sea un caso de confabulación</text:p>
            </table:table-cell>
          </table:table-row>
        </table:table>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68cm" fo:margin-left="0cm" fo:margin-right="0cm" fo:margin-bottom="0.87cm" style:dynamic-spacing="true"/>
      </style:header-style>
      <style:footer-style>
        <style:header-footer-properties fo:min-height="0.968cm" fo:margin-left="0cm" fo:margin-right="0cm" fo:margin-top="0.87cm"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Porqué dos navegadores son mejor que uno</text:title></text:span></text:p>
          <text:p text:style-name="P1"><text:span text:style-name="T1">Tema: </text:span><text:span text:style-name="T1"><text:subject>Traducción de Textos</text:subject></text:span></text:p>
          <text:p text:style-name="P2"/>
          <text:p text:style-name="P1"><text:span text:style-name="T1">Autor: </text:span><text:span text:style-name="T1"><text:user-defined text:name="Autor">Rubén Paje del Pino</text:user-defined></text:span></text:p>
        </text:section>
      </style:header>
      <style:footer>
        <text:section text:style-name="Sect2" text:name="Área3">
          <text:p text:style-name="Footer"><text:span text:style-name="T1">Número de texto: </text:span><text:span text:style-name="T1"><text:user-defined text:name="Texto">2</text:user-defined></text:span></text:p>
          <text:p text:style-name="P2">Última revisión:<text:user-defined text:name="Última Revisión">16-X-07</text:user-defined></text:p>
          <text:p text:style-name="P2">Versión: <text:user-defined text:name="Versión">0.9</text:user-defined></text:p>
          <text:p text:style-name="Footer"><text:span text:style-name="T1">Página </text:span><text:span text:style-name="T1"><text:page-number style:num-format="1" text:select-page="current">7</text:page-number></text:span><text:span text:style-name="T1"> de </text:span><text:span text:style-name="T1"><text:page-count style:num-format="1">7</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Porqué dos navegadores son mejor que uno</dc:title>
    <dc:description>Descripción de los dos principales navegadores</dc:description>
    <dc:subject>Traducción de Textos</dc:subject>
    <meta:keyword>Porqué dos navegadores son mejor que uno</meta:keyword>
    <meta:keyword>traducción de textos</meta:keyword>
    <meta:keyword>Rosario Plaza</meta:keyword>
    <meta:keyword>rplaza@fi.upm.es</meta:keyword>
    <meta:editing-cycles>1</meta:editing-cycles>
    <meta:editing-duration>PT0S</meta:editing-duration>
    <meta:user-defined meta:name="Autor">Rubén Paje del Pino</meta:user-defined>
    <meta:user-defined meta:name="Versión">0.9</meta:user-defined>
    <meta:user-defined meta:name="Texto">2</meta:user-defined>
    <meta:user-defined meta:name="Última Revisión">16-X-07</meta:user-defined>
    <meta:document-statistic meta:table-count="2" meta:image-count="0" meta:object-count="0" meta:page-count="7" meta:paragraph-count="191" meta:word-count="1906" meta:character-count="10997"/>
  </office:meta>
</office:document-meta>
</file>